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scadia Mono"/>
    </style:style>
    <style:style style:name="P2" style:family="paragraph" style:parent-style-name="Standard">
      <loext:graphic-properties draw:fill="solid" draw:fill-color="#cfe7f5" draw:opacity="100%"/>
      <style:paragraph-properties fo:background-color="#cfe7f5"/>
      <style:text-properties fo:color="#ff3333" loext:opacity="100%" style:font-name="Cascadia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:: Lista de Estudos javaScript</text:p>
      <text:p text:style-name="P1">//1 - JavaScript Fundamentos</text:p>
      <text:p text:style-name="P1">//2 - Estruturas de controle</text:p>
      <text:p text:style-name="P1">//3 - Função</text:p>
      <text:p text:style-name="P1">//4 - Objeto</text:p>
      <text:p text:style-name="P1">//5 - Array</text:p>
      <text:p text:style-name="P1">//6 - Node</text:p>
      <text:p text:style-name="P1">//7 - ESnext</text:p>
      <text:p text:style-name="P1">//8 - HTML</text:p>
      <text:p text:style-name="P1">//9 - CSS</text:p>
      <text:p text:style-name="P1">//10 - Integrando HTML, CSS e JS</text:p>
      <text:p text:style-name="P1">//11 - Ajax </text:p>
      <text:p text:style-name="P1">//12 - Projeto base Frontend</text:p>
      <text:p text:style-name="P1"/>
      <text:p text:style-name="P2">JavaScript Funcional</text:p>
      <text:p text:style-name="P1">//1 - Introdução</text:p>
      <text:p text:style-name="P1">//2 - Funções</text:p>
      <text:p text:style-name="P1">//3 - Projeto Palavras mais usadas</text:p>
      <text:p text:style-name="P1">//4 - Principios da Programação funcional </text:p>
      <text:p text:style-name="P1">//5 - Padrão ob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12-22T10:19:59.079009029</dc:date>
    <meta:editing-duration>PT25M45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74" meta:character-count="380" meta:non-whitespace-character-count="323"/>
  </office:meta>
</office:document-meta>
</file>